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margin-bottom="0in" fo:line-height="100%"/>
    </style:style>
    <style:style style:name="T4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12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Column14" style:family="table-column">
      <style:table-column-properties style:column-width="0.259in"/>
    </style:style>
    <style:style style:name="TableColumn15" style:family="table-column">
      <style:table-column-properties style:column-width="5.7291in"/>
    </style:style>
    <style:style style:name="Table13" style:family="table">
      <style:table-properties style:width="5.988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Policepardéfaut" style:family="text">
      <style:text-properties style:font-name="Symbol" style:font-name-asian="Symbol" style:font-name-complex="Symbol" fo:color="#000000" style:language-asian="fr" style:country-asian="FR"/>
    </style:style>
    <style:style style:name="T20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21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22" style:parent-style-name="Policepardéfaut" style:family="text">
      <style:text-properties style:font-name="Symbol" style:font-name-asian="Symbol" style:font-name-complex="Symbol" fo:color="#000000" style:language-asian="fr" style:country-asian="FR"/>
    </style:style>
    <style:style style:name="T23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24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25" style:parent-style-name="Policepardéfaut" style:family="text">
      <style:text-properties style:font-name="Symbol" style:font-name-asian="Symbol" style:font-name-complex="Symbol" fo:color="#000000" style:language-asian="fr" style:country-asian="FR"/>
    </style:style>
    <style:style style:name="T26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39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4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4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4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P44" style:parent-style-name="Normal" style:family="paragraph">
      <style:paragraph-properties fo:margin-bottom="0in" fo:line-height="100%"/>
    </style:style>
    <style:style style:name="T4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Column47" style:family="table-column">
      <style:table-column-properties style:column-width="0.259in"/>
    </style:style>
    <style:style style:name="TableColumn48" style:family="table-column">
      <style:table-column-properties style:column-width="5.7291in"/>
    </style:style>
    <style:style style:name="Table46" style:family="table">
      <style:table-properties style:width="5.9881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Symbol" style:font-name-asian="Symbol" style:font-name-complex="Symbol" fo:color="#000000" style:language-asian="fr" style:country-asian="FR"/>
    </style:style>
    <style:style style:name="T53" style:parent-style-name="Policepardéfaut" style:family="text">
      <style:text-properties style:font-name="Symbol" style:font-name-asian="Times New Roman" style:font-name-complex="Times New Roman" fo:color="#000000" style:language-asian="fr" style:country-asian="FR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5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5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5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6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6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6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</office:automatic-styles>
  <office:body>
    <office:text text:use-soft-page-breaks="true">
      <text:p text:style-name="P1">Cahier des charges PAPO CAR</text:p>
      <text:p text:style-name="P2"/>
      <text:p text:style-name="Normal">Réalisation d’une application N-tiers avec séparation claire des couches data et présentation.</text:p>
      <text:p text:style-name="Normal">Nœud (Core) doit être conçu et développé en Java, le framework Spring sera pour cela utilisé.</text:p>
      <text:p text:style-name="Normal">La couche de présentation peut être développé avec la<text:s/>technologie de votre choix.</text:p>
      <text:p text:style-name="P3"><text:span text:style-name="T4">Papo</text:span><text:span text:style-name="T5">Car<text:s/></text:span><text:span text:style-name="T6">est une nouvelle entreprise de covoiturage engagée dans la sauvegarde l’environnement</text:span><text:span text:style-name="T7"><text:line-break/>et dans le Green-It. Elle permet à des particuliers de proposer des places dans leur voiture lors de</text:span><text:span text:style-name="T8"><text:line-break/>leurs trajets. Vous devez développer le portail Web qui permettra aux usagers d’utiliser les services</text:span><text:span text:style-name="T9"><text:line-break/>de cette entreprise.</text:span></text:p>
      <text:p text:style-name="P10"><text:span text:style-name="T11"><text:line-break/></text:span><text:span text:style-name="T12">Les services suivants devront être rendus par l’application :</text:span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</text:span><text:span text:style-name="T20"></text:span><text:span text:style-name="T21"><text:line-break/></text:span><text:span text:style-name="T22"></text:span><text:span text:style-name="T23"></text:span><text:span text:style-name="T24"><text:line-break/></text:span><text:span text:style-name="T25"></text:span><text:span text:style-name="T26"></text:span></text:p>
          </table:table-cell>
          <table:table-cell table:style-name="TableCell27">
            <text:p text:style-name="P28"><text:span text:style-name="T29">Ajouter, modifier ou supprimer un trajet ;</text:span><text:span text:style-name="T30"><text:line-break/>S’inscrire/se désinscrire sur un trajet ;</text:span><text:span text:style-name="T31"><text:line-break/>Lister les propositions de trajets possibles entre deux villes par rapport à différentes</text:span><text:span text:style-name="T32"><text:line-break/>contraintes (date de départ, heure de départ, nombre maximum d’étapes etc.) ;</text:span><text:span text:style-name="T33"><text:line-break/>Proposer un tableau de bord permettant de voir l’état des trajets en cours ;</text:span><text:span text:style-name="T34"><text:line-break/>Proposer un tableau de bord permettant de voir les trajets réservés par un passager ;</text:span><text:span text:style-name="T35"><text:line-break/>Le logiciel devra proposer un accès par utilisateur authentifié. Vous devez vous renseigner</text:span><text:span text:style-name="T36"><text:line-break/>sur les nouvelles réglementations RGPD en vigueur pour que vous et votre client soient en</text:span><text:span text:style-name="T37"><text:line-break/>règle vis-à-vis des dispositifs légaux ;</text:span><text:span text:style-name="T38"><text:line-break/></text:span><text:span text:style-name="T39">NB :<text:s/></text:span><text:span text:style-name="T40">le même utilisateur peut être à la fois conducteur et passager sur des trajets différents ;</text:span><text:span text:style-name="T41"><text:line-break/>Un système de messagerie permettra à l’ensemble des personnes d’une voiture de discuter</text:span><text:span text:style-name="T42"><text:line-break/>avant et après le trajet.</text:span></text:p>
          </table:table-cell>
        </table:table-row>
      </table:table>
      <text:p text:style-name="P43"/>
      <text:p text:style-name="P44"><text:span text:style-name="T45">Les contraintes suivantes devront être prises en compte :</text:span>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</text:span><text:span text:style-name="T53"></text:span></text:p>
          </table:table-cell>
          <table:table-cell table:style-name="TableCell54">
            <text:p text:style-name="P55"><text:span text:style-name="T56">Un trajet peut avoir plusieurs étapes sur lesquelles un nouveau passager peut descendre ou</text:span><text:span text:style-name="T57"><text:line-break/>monter ;</text:span><text:span text:style-name="T58"><text:line-break/>Le nombre de places dans une voiture étant limité, il faudra tenir compte de ce facteur pour</text:span><text:span text:style-name="T59"><text:line-break/>toutes les étapes du parcours ;</text:span><text:span text:style-name="T60"><text:line-break/>Les passagers doivent être validés par le conducteur.</text:span><text:span text:style-name="T61"><text:line-break/>Un passager ne peut pas être conducteur et passager sur un même trajet ; de même qu’un</text:span><text:span text:style-name="T62"><text:line-break/>passager ne peut être sur deux trajets différents au même moment ;</text:span></text:p>
          </table:table-cell>
        </table:table-row>
      </table:table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fontstyle01" style:display-name="fontstyle01" style:family="text" style:parent-style-name="Policepardéfaut">
      <style:text-properties style:font-name="Calibri" style:font-name-complex="Calibri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Policepardéfaut">
      <style:text-properties style:font-name="Calibri" style:font-name-complex="Calibri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31" style:display-name="fontstyle31" style:family="text" style:parent-style-name="Policepardéfaut">
      <style:text-properties style:font-name="Symbol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41" style:display-name="fontstyle41" style:family="text" style:parent-style-name="Policepardéfaut">
      <style:text-properties style:font-name="Cambria" fo:font-weight="normal" style:font-weight-asian="normal" style:font-weight-complex="normal" fo:font-style="normal" style:font-style-asian="normal" style:font-style-complex="normal" fo:color="#000000" fo:font-size="13pt" style:font-size-asian="13pt" style:font-size-complex="13pt"/>
    </style:style>
    <style:style style:name="fontstyle51" style:display-name="fontstyle51" style:family="text" style:parent-style-name="Policepardéfaut">
      <style:text-properties style:font-name="Cambria" fo:font-weight="bold" style:font-weight-asian="bold" style:font-weight-complex="bold" fo:font-style="normal" style:font-style-asian="normal" style:font-style-complex="normal" fo:color="#4F81BD" fo:font-size="14pt" style:font-size-asian="14pt" style:font-size-complex="14pt"/>
    </style:style>
    <style:style style:name="fontstyle61" style:display-name="fontstyle61" style:family="text" style:parent-style-name="Policepardéfaut">
      <style:text-properties style:font-name="Verdana" fo:font-weight="normal" style:font-weight-asian="normal" style:font-weight-complex="normal" fo:font-style="italic" style:font-style-asian="italic" style:font-style-complex="italic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lfdrakenn@protonmail.com</meta:initial-creator>
    <dc:creator>wolfdrakenn@protonmail.com</dc:creator>
    <meta:creation-date>2018-12-12T15:27:00Z</meta:creation-date>
    <dc:date>2018-12-13T11:24:00Z</dc:date>
    <meta:template xlink:href="Normal.dotm" xlink:type="simple"/>
    <meta:editing-cycles>1</meta:editing-cycles>
    <meta:editing-duration>PT3660S</meta:editing-duration>
    <meta:document-statistic meta:page-count="1" meta:paragraph-count="4" meta:word-count="313" meta:character-count="2035" meta:row-count="14" meta:non-whitespace-character-count="1726"/>
  </office:meta>
</office:document-meta>
</file>